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9903in" table:align="margins"/>
    </style:style>
    <style:style style:name="Table1.A" style:family="table-column">
      <style:table-column-properties style:column-width="3.3299in" style:rel-column-width="21845*"/>
    </style:style>
    <style:style style:name="Table1.C" style:family="table-column">
      <style:table-column-properties style:column-width="3.3299in" style:rel-column-width="2184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6"/>
    <style:style style:name="P4" style:family="paragraph" style:parent-style-name="Standard" style:list-style-name="">
      <style:paragraph-properties fo:margin-top="0in" fo:margin-bottom="0.139in" fo:line-height="115%" style:text-autospace="none"/>
      <style:text-properties style:font-name="Calibri" fo:font-size="11pt" fo:language="en" fo:country="none" style:font-name-asian="Calibri" style:font-size-asian="11pt" style:font-name-complex="Calibri" style:font-size-complex="11pt"/>
    </style:style>
    <style:style style:name="P5" style:family="paragraph" style:parent-style-name="Table_20_Contents">
      <style:text-properties style:font-name="Arial1" fo:font-size="10.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Remote GUI Framework</text:h>
      <text:p text:style-name="Text_20_body">Naming:</text:p>
      <table:table table:name="Table1" table:style-name="Table1">
        <table:table-column table:style-name="Table1.A" table:number-columns-repeated="2"/>
        <table:table-column table:style-name="Table1.C"/>
        <table:table-row>
          <table:table-cell table:style-name="Table1.A1" office:value-type="string">
            <text:p text:style-name="P5">Category</text:p>
          </table:table-cell>
          <table:table-cell table:style-name="Table1.A1" office:value-type="string">
            <text:p text:style-name="P5">Name</text:p>
          </table:table-cell>
          <table:table-cell table:style-name="Table1.C1" office:value-type="string">
            <text:p text:style-name="P5">Abbreviation</text:p>
          </table:table-cell>
        </table:table-row>
        <table:table-row>
          <table:table-cell table:style-name="Table1.A2" office:value-type="string">
            <text:p text:style-name="P5">Objects</text:p>
          </table:table-cell>
          <table:table-cell table:style-name="Table1.A2" office:value-type="string">
            <text:p text:style-name="P5">Remote GUI Objects</text:p>
          </table:table-cell>
          <table:table-cell table:style-name="Table1.C2" office:value-type="string">
            <text:p text:style-name="P5">RGO's</text:p>
          </table:table-cell>
        </table:table-row>
        <table:table-row>
          <table:table-cell table:style-name="Table1.A2" office:value-type="string">
            <text:p text:style-name="P5">Server side service</text:p>
          </table:table-cell>
          <table:table-cell table:style-name="Table1.A2" office:value-type="string">
            <text:p text:style-name="P5">Remote GUI Objects Server</text:p>
          </table:table-cell>
          <table:table-cell table:style-name="Table1.C2" office:value-type="string">
            <text:p text:style-name="P5">RGOService</text:p>
          </table:table-cell>
        </table:table-row>
        <table:table-row>
          <table:table-cell table:style-name="Table1.A2" office:value-type="string">
            <text:p text:style-name="P5">Client side service</text:p>
          </table:table-cell>
          <table:table-cell table:style-name="Table1.A2" office:value-type="string">
            <text:p text:style-name="P5">Remote GUI Objects Client</text:p>
          </table:table-cell>
          <table:table-cell table:style-name="Table1.C2" office:value-type="string">
            <text:p text:style-name="P5">RGOClient</text:p>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RGOControls</text:p>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RGOScreenBase</text:p>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RGOScreen</text:p>
          </table:table-cell>
        </table:table-row>
      </table:table>
      <text:p text:style-name="Text_20_body"/>
      <text:h text:style-name="Heading_20_1" text:outline-level="1">Introduction.</text:h>
      <text:p text:style-name="Text_20_body"/>
      <text:p text:style-name="Text_20_body">The purpose of the framework is to provide a mechanism to provide a server-like program with a GUI that runs in a different process. The server is only aware of the GUI through the Ethernet connections. he GUI can be started or stopped or even crash without having <text:s/>any influence on the server process. </text:p>
      <text:h text:style-name="Heading_20_1" text:outline-level="1">FWO classes</text:h>
      <text:p text:style-name="Text_20_body">The GUI and server communicate through a set of objects called the FrameWorkObjects. There are seven different types:</text:p>
      <text:list xml:id="list6437960179781099886" text:style-name="L2">
        <text:list-item>
          <text:p text:style-name="P1">EQP: this is a parameter that is used by the server, but the values can be seen and changed by the GUI. The values are stored in a data structure that the Server reads at boot time. The type can be any C# primitive, like bool, int and double</text:p>
        </text:list-item>
        <text:list-item>
          <text:p text:style-name="P1">SV, or status variable: these are volatile values indicating the state or measured values of the server. They are only read by the GUI.</text:p>
        </text:list-item>
        <text:list-item>
          <text:p text:style-name="P1">IO: these represent real hardware IO on the server. Their values can be read by the GUI, but the IO can also be set in an overridden state by the GUI, and override values can be assigned. The types are digital I/O and analog I/O</text:p>
        </text:list-item>
        <text:list-item>
          <text:p text:style-name="P1">NTF: this type is used to raise errors that can be seen by the GUI. The GUI can respond to each error with a recovery option. </text:p>
        </text:list-item>
        <text:list-item>
          <text:p text:style-name="P1">STP: set points are only written from the GYUI yo the server. These can be any C# primitive.</text:p>
        </text:list-item>
      </text:list>
      <text:p text:style-name="Text_20_body">H</text:p>
      <text:p text:style-name="Text_20_body">ere are more FWO properties:</text:p>
      <text:list xml:id="list2722139243477622366" text:style-name="L3">
        <text:list-item>
          <text:p text:style-name="P2">Each FWO object “knows” whether is is running on the server or the GUI. There is a static variable set by the client manager</text:p>
        </text:list-item>
        <text:list-item>
          <text:p text:style-name="P2">There is a static dictionary containing all the FWO objects in the FWO class</text:p>
        </text:list-item>
        <text:list-item>
          <text:p text:style-name="P2"/>
        </text:list-item>
      </text:list>
      <text:p text:style-name="Text_20_body"/>
      <text:p text:style-name="P4"/>
      <text:h text:style-name="Heading_20_1" text:outline-level="1">Services</text:h>
      <text:p text:style-name="Text_20_body">The FWO </text:p>
      <text:p text:style-name="Text_20_body">There are five services. Each server handles a particular kind of traffic</text:p>
      <text:list xml:id="list1492778665490715358" text:style-name="L6">
        <text:list-item>
          <text:p text:style-name="P3">ServerConn - initiates and monitors the connection</text:p>
        </text:list-item>
        <text:list-item>
          <text:p text:style-name="P3">FWOConn - transmits the FWO object</text:p>
        </text:list-item>
        <text:list-item>
          <text:p text:style-name="P3">RWService - the main service for exchanging FWO objects</text:p>
        </text:list-item>
        <text:list-item>
          <text:p text:style-name="P3">DescriptionService - the descriptions of the FWOs can be quite long, so are not serialized for performance reasons. With this service they can be transmitted once during startup after all the FWO have been transferred and created by the client</text:p>
        </text:list-item>
        <text:list-item>
          <text:p text:style-name="P3">NotificationService - This is the service used for errors / alarms / notifications</text:p>
        </text:list-item>
      </text:list>
      <text:p text:style-name="Text_20_body"/>
      <text:p text:style-name="Text_20_body">Each service can handle multiple clients.</text:p>
      <text:p text:style-name="Text_20_body"/>
      <text:p text:style-name="Text_20_body">For every request, the client includes its I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0.5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gier </meta:initial-creator>
    <meta:creation-date>2018-10-15T22:26:23.40</meta:creation-date>
    <dc:date>2018-10-15T22:53:38.70</dc:date>
    <dc:creator>Rogier </dc:creator>
    <meta:editing-duration>PT27M15S</meta:editing-duration>
    <meta:editing-cycles>2</meta:editing-cycles>
    <meta:generator>OpenOffice/4.1.2$Win32 OpenOffice.org_project/412m3$Build-9782</meta:generator>
    <meta:document-statistic meta:table-count="1" meta:image-count="0" meta:object-count="0" meta:page-count="1" meta:paragraph-count="40" meta:word-count="429" meta:character-count="2376"/>
  </office:meta>
</office:document-meta>
</file>